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691_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2 kWh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15-01-2017</text:p>
          </table:table-cell>
          <table:table-cell office:value-type="string" calcext:value-type="string">
            <text:p>12-02-2017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T-0</text:p>
          </table:table-cell>
          <table:table-cell office:value-type="float" office:value="1077.88" calcext:value-type="float">
            <text:p>1077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7 kWh</text:p>
          </table:table-cell>
          <table:table-cell office:value-type="float" office:value="1078.18" calcext:value-type="float">
            <text:p>1078.18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T-0</text:p>
          </table:table-cell>
          <table:table-cell office:value-type="float" office:value="1257.63" calcext:value-type="float">
            <text:p>1257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40 kWh</text:p>
          </table:table-cell>
          <table:table-cell office:value-type="float" office:value="1529.97" calcext:value-type="float">
            <text:p>1529.9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T-0</text:p>
          </table:table-cell>
          <table:table-cell office:value-type="float" office:value="1713.25" calcext:value-type="float">
            <text:p>1713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33 kWh</text:p>
          </table:table-cell>
          <table:table-cell office:value-type="float" office:value="1473.02" calcext:value-type="float">
            <text:p>1473.02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T-0</text:p>
          </table:table-cell>
          <table:table-cell office:value-type="float" office:value="1655.04" calcext:value-type="float">
            <text:p>1655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24 kWh</text:p>
          </table:table-cell>
          <table:table-cell office:value-type="float" office:value="1402.39" calcext:value-type="float">
            <text:p>1402.39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T-0</text:p>
          </table:table-cell>
          <table:table-cell office:value-type="float" office:value="1583.02" calcext:value-type="float">
            <text:p>1583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10 kWh</text:p>
          </table:table-cell>
          <table:table-cell office:value-type="float" office:value="1296.51" calcext:value-type="float">
            <text:p>1296.51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T-0</text:p>
          </table:table-cell>
          <table:table-cell office:value-type="float" office:value="1475.41" calcext:value-type="float">
            <text:p>1475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04 kWh</text:p>
          </table:table-cell>
          <table:table-cell office:value-type="float" office:value="1248.63" calcext:value-type="float">
            <text:p>1248.63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T-0</text:p>
          </table:table-cell>
          <table:table-cell office:value-type="float" office:value="1426.37" calcext:value-type="float">
            <text:p>1426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79 kWh</text:p>
          </table:table-cell>
          <table:table-cell office:value-type="float" office:value="1066.08" calcext:value-type="float">
            <text:p>1066.08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T-0</text:p>
          </table:table-cell>
          <table:table-cell office:value-type="float" office:value="1241.32" calcext:value-type="float">
            <text:p>1241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86 kWh</text:p>
          </table:table-cell>
          <table:table-cell office:value-type="float" office:value="1099.96" calcext:value-type="float">
            <text:p>1099.96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T-0</text:p>
          </table:table-cell>
          <table:table-cell office:value-type="float" office:value="1274.85" calcext:value-type="float">
            <text:p>1274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81 kWh</text:p>
          </table:table-cell>
          <table:table-cell office:value-type="float" office:value="1048.4" calcext:value-type="float">
            <text:p>1048.4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T-0</text:p>
          </table:table-cell>
          <table:table-cell office:value-type="float" office:value="1222.98" calcext:value-type="float">
            <text:p>1222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87 kWh</text:p>
          </table:table-cell>
          <table:table-cell office:value-type="float" office:value="1085.22" calcext:value-type="float">
            <text:p>1085.22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T-0</text:p>
          </table:table-cell>
          <table:table-cell office:value-type="float" office:value="1259.48" calcext:value-type="float">
            <text:p>1259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02 kWh</text:p>
          </table:table-cell>
          <table:table-cell office:value-type="float" office:value="1183.26" calcext:value-type="float">
            <text:p>1183.26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T-0</text:p>
          </table:table-cell>
          <table:table-cell office:value-type="float" office:value="1357.85" calcext:value-type="float">
            <text:p>1357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42:47.498000000</meta:creation-date>
    <dc:date>2018-03-27T15:47:56.469000000</dc:date>
    <meta:editing-duration>PT5M9S</meta:editing-duration>
    <meta:editing-cycles>1</meta:editing-cycles>
    <meta:document-statistic meta:table-count="1" meta:cell-count="129" meta:object-count="0"/>
    <meta:generator>LibreOffice/5.3.4.2$Windows_x86 LibreOffice_project/f82d347ccc0be322489bf7da61d7e4ad13fe2ff3</meta:generator>
  </office:meta>
</office:document-meta>
</file>